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Ca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find the desired ticket to be cancelled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find the desired ticket(in case when the ticket is RAC or <text:s/>Confirmed Booked Ticket) to be canceled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 ,he has logged in and cancel button is working properly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ation</text:p>
          </table:table-cell>
        </table:table-row>
        <table:table-row table:style-name="Table1.1">
          <table:table-cell table:style-name="Table1.A4" office:value-type="string">
            <text:p text:style-name="Table_20_Contents">3 At Counter Ticket Cancelation</text:p>
          </table:table-cell>
          <table:table-cell table:style-name="Table1.A2" office:value-type="string">
            <text:p text:style-name="Table_20_Contents"><text:s/>It should display list of all the booked tickets</text:p>
          </table:table-cell>
        </table:table-row>
        <table:table-row table:style-name="Table1.1">
          <table:table-cell table:style-name="Table1.A4" office:value-type="string">
            <text:p text:style-name="Table_20_Contents">4 Search for ticket to be cancelled</text:p>
          </table:table-cell>
          <table:table-cell table:style-name="Table1.A2" office:value-type="string">
            <text:p text:style-name="Table_20_Contents"><text:s/>Search for booked ticket on the basis <text:s/>of PNR number 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8.19</meta:creation-date>
    <dc:date>2017-10-09T11:12:04.11</dc:date>
    <dc:creator>Rajat Jain</dc:creator>
    <meta:editing-duration>PT8M2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6" meta:word-count="133" meta:character-count="768"/>
  </office:meta>
</office:document-meta>
</file>